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64634" officeooo:paragraph-rsid="00064634" style:font-weight-asian="bold" style:font-weight-complex="bold"/>
    </style:style>
    <style:style style:name="P2" style:family="paragraph" style:parent-style-name="Standard">
      <style:text-properties fo:font-style="normal" fo:font-weight="bold" officeooo:rsid="0006e467" officeooo:paragraph-rsid="0006e467" style:font-style-asian="normal" style:font-weight-asian="bold" style:font-style-complex="normal" style:font-weight-complex="bold"/>
    </style:style>
    <style:style style:name="P3" style:family="paragraph" style:parent-style-name="Standard">
      <style:text-properties fo:font-style="normal" fo:font-weight="bold" officeooo:rsid="0006e467" officeooo:paragraph-rsid="00084a36" style:font-style-asian="normal" style:font-weight-asian="bold" style:font-style-complex="normal" style:font-weight-complex="bold"/>
    </style:style>
    <style:style style:name="P4" style:family="paragraph" style:parent-style-name="Standard">
      <style:text-properties fo:font-style="normal" fo:font-weight="bold" officeooo:rsid="0006e467" officeooo:paragraph-rsid="0009a074" style:font-style-asian="normal" style:font-weight-asian="bold" style:font-style-complex="normal" style:font-weight-complex="bold"/>
    </style:style>
    <style:style style:name="P5" style:family="paragraph" style:parent-style-name="Standard">
      <style:text-properties fo:font-style="normal" fo:font-weight="bold" officeooo:rsid="0006e467" officeooo:paragraph-rsid="000f97c5" style:font-style-asian="normal" style:font-weight-asian="bold" style:font-style-complex="normal" style:font-weight-complex="bold"/>
    </style:style>
    <style:style style:name="P6" style:family="paragraph" style:parent-style-name="Standard">
      <style:text-properties fo:font-style="normal" fo:font-weight="bold" officeooo:rsid="00132e46" officeooo:paragraph-rsid="00132e46" style:font-style-asian="normal" style:font-weight-asian="bold" style:font-style-complex="normal" style:font-weight-complex="bold"/>
    </style:style>
    <style:style style:name="P7" style:family="paragraph" style:parent-style-name="Standard">
      <style:text-properties fo:font-style="normal" fo:font-weight="bold" officeooo:rsid="00132e46" officeooo:paragraph-rsid="00149964" style:font-style-asian="normal" style:font-weight-asian="bold" style:font-style-complex="normal" style:font-weight-complex="bold"/>
    </style:style>
    <style:style style:name="P8" style:family="paragraph" style:parent-style-name="Standard">
      <style:text-properties fo:font-style="normal" fo:font-weight="bold" officeooo:rsid="00132e46" officeooo:paragraph-rsid="00167456"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fo:font-weight="bold" officeooo:rsid="00132e46" officeooo:paragraph-rsid="00167456" style:font-style-asian="normal" style:font-weight-asian="bold" style:font-style-complex="normal" style:font-weight-complex="bold"/>
    </style:style>
    <style:style style:name="P10" style:family="paragraph" style:parent-style-name="Standard">
      <style:text-properties fo:font-style="normal" fo:font-weight="bold" officeooo:rsid="00149964" officeooo:paragraph-rsid="00149964" style:font-style-asian="normal" style:font-weight-asian="bold" style:font-style-complex="normal" style:font-weight-complex="bold"/>
    </style:style>
    <style:style style:name="P11" style:family="paragraph" style:parent-style-name="Standard">
      <style:text-properties fo:font-style="normal" fo:font-weight="normal" officeooo:rsid="00132e46" officeooo:paragraph-rsid="00132e46" style:font-style-asian="normal" style:font-weight-asian="normal" style:font-style-complex="normal" style:font-weight-complex="normal"/>
    </style:style>
    <style:style style:name="P12" style:family="paragraph" style:parent-style-name="Standard">
      <style:text-properties fo:font-style="normal" fo:font-weight="normal" officeooo:rsid="00132e46" officeooo:paragraph-rsid="00167456" style:font-style-asian="normal" style:font-weight-asian="normal" style:font-style-complex="normal" style:font-weight-complex="normal"/>
    </style:style>
    <style:style style:name="P13" style:family="paragraph" style:parent-style-name="Standard">
      <style:text-properties fo:font-style="normal" fo:font-weight="normal" officeooo:rsid="00149964" officeooo:paragraph-rsid="00149964"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e9611" style:font-weight-asian="normal" style:font-weight-complex="normal"/>
    </style:style>
    <style:style style:name="T3" style:family="text">
      <style:text-properties fo:font-weight="normal" officeooo:rsid="000f97c5" style:font-weight-asian="normal" style:font-weight-complex="normal"/>
    </style:style>
    <style:style style:name="T4" style:family="text">
      <style:text-properties fo:font-weight="normal" officeooo:rsid="00118ee1" style:font-weight-asian="normal" style:font-weight-complex="normal"/>
    </style:style>
    <style:style style:name="T5" style:family="text">
      <style:text-properties fo:font-weight="normal" officeooo:rsid="00118f34" style:font-weight-asian="normal" style:font-weight-complex="normal"/>
    </style:style>
    <style:style style:name="T6" style:family="text">
      <style:text-properties fo:font-weight="normal" officeooo:rsid="0012de92" style:font-weight-asian="normal" style:font-weight-complex="normal"/>
    </style:style>
    <style:style style:name="T7" style:family="text">
      <style:text-properties fo:font-weight="normal" officeooo:rsid="001302b2" style:font-weight-asian="normal" style:font-weight-complex="normal"/>
    </style:style>
    <style:style style:name="T8" style:family="text">
      <style:text-properties fo:font-weight="normal" officeooo:rsid="00132e46" style:font-weight-asian="normal" style:font-weight-complex="normal"/>
    </style:style>
    <style:style style:name="T9" style:family="text">
      <style:text-properties fo:font-weight="normal" officeooo:rsid="00149964" style:font-weight-asian="normal" style:font-weight-complex="normal"/>
    </style:style>
    <style:style style:name="T10" style:family="text">
      <style:text-properties fo:font-weight="normal" officeooo:rsid="001564b7" style:font-weight-asian="normal" style:font-weight-complex="normal"/>
    </style:style>
    <style:style style:name="T11" style:family="text">
      <style:text-properties fo:font-weight="normal" officeooo:rsid="0015c451" style:font-weight-asian="normal" style:font-weight-complex="normal"/>
    </style:style>
    <style:style style:name="T12" style:family="text">
      <style:text-properties fo:font-weight="normal" officeooo:rsid="00167456"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06e467" style:font-style-asian="italic" style:font-weight-asian="normal" style:font-style-complex="italic" style:font-weight-complex="normal"/>
    </style:style>
    <style:style style:name="T16" style:family="text">
      <style:text-properties fo:font-style="italic" fo:font-weight="normal" officeooo:rsid="000f97c5" style:font-style-asian="italic" style:font-weight-asian="normal" style:font-style-complex="italic" style:font-weight-complex="normal"/>
    </style:style>
    <style:style style:name="T17" style:family="text">
      <style:text-properties fo:font-style="italic" fo:font-weight="normal" officeooo:rsid="00118ee1" style:font-style-asian="italic" style:font-weight-asian="normal" style:font-style-complex="italic" style:font-weight-complex="normal"/>
    </style:style>
    <style:style style:name="T18" style:family="text">
      <style:text-properties fo:font-style="italic" fo:font-weight="normal" officeooo:rsid="0012de92" style:font-style-asian="italic" style:font-weight-asian="normal" style:font-style-complex="italic" style:font-weight-complex="normal"/>
    </style:style>
    <style:style style:name="T19" style:family="text">
      <style:text-properties fo:font-style="italic" fo:font-weight="normal" officeooo:rsid="001564b7" style:font-style-asian="italic" style:font-weight-asian="normal" style:font-style-complex="italic" style:font-weight-complex="normal"/>
    </style:style>
    <style:style style:name="T20" style:family="text">
      <style:text-properties fo:font-style="italic" fo:font-weight="normal" officeooo:rsid="0015c451" style:font-style-asian="italic" style:font-weight-asian="normal" style:font-style-complex="italic" style:font-weight-complex="normal"/>
    </style:style>
    <style:style style:name="T21" style:family="text">
      <style:text-properties fo:font-style="italic" fo:font-weight="normal" officeooo:rsid="00167456" style:font-style-asian="italic" style:font-weight-asian="normal" style:font-style-complex="italic" style:font-weight-complex="normal"/>
    </style:style>
    <style:style style:name="T22" style:family="text">
      <style:text-properties fo:font-size="12pt" style:font-size-asian="12pt" style:font-size-complex="12pt"/>
    </style:style>
    <style:style style:name="T23" style:family="text">
      <style:text-properties fo:font-size="12pt" officeooo:rsid="000c188e" style:font-size-asian="12pt" style:font-size-complex="12pt"/>
    </style:style>
    <style:style style:name="T2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fo:font-size="12pt" fo:font-style="italic" fo:font-weight="normal" officeooo:rsid="0006e467" style:font-size-asian="12pt" style:font-style-asian="italic" style:font-weight-asian="normal" style:font-size-complex="12pt" style:font-style-complex="italic" style:font-weight-complex="normal"/>
    </style:style>
    <style:style style:name="T26" style:family="text">
      <style:text-properties fo:font-size="12pt" fo:font-style="italic" fo:font-weight="normal" officeooo:rsid="00084a36" style:font-size-asian="12pt" style:font-style-asian="italic" style:font-weight-asian="normal" style:font-size-complex="12pt" style:font-style-complex="italic" style:font-weight-complex="normal"/>
    </style:style>
    <style:style style:name="T27" style:family="text">
      <style:text-properties fo:font-size="12pt" fo:font-style="italic" fo:font-weight="normal" officeooo:rsid="0009a074" style:font-size-asian="12pt" style:font-style-asian="italic" style:font-weight-asian="normal" style:font-size-complex="12pt" style:font-style-complex="italic" style:font-weight-complex="normal"/>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officeooo:rsid="00084a36" style:font-size-asian="12pt" style:font-weight-asian="normal" style:font-size-complex="12pt" style:font-weight-complex="normal"/>
    </style:style>
    <style:style style:name="T31" style:family="text">
      <style:text-properties fo:font-size="12pt" fo:font-weight="normal" officeooo:rsid="0009a074" style:font-size-asian="12pt" style:font-weight-asian="normal" style:font-size-complex="12pt" style:font-weight-complex="normal"/>
    </style:style>
    <style:style style:name="T32" style:family="text">
      <style:text-properties fo:font-size="12pt" fo:font-weight="normal" officeooo:rsid="0012de92" style:font-size-asian="12pt" style:font-weight-asian="normal" style:font-size-complex="12pt" style:font-weight-complex="normal"/>
    </style:style>
    <style:style style:name="T33" style:family="text">
      <style:text-properties fo:font-size="12pt" fo:font-weight="normal" officeooo:rsid="00149964" style:font-size-asian="12pt" style:font-weight-asian="normal" style:font-size-complex="12pt" style:font-weight-complex="normal"/>
    </style:style>
    <style:style style:name="T34" style:family="text">
      <style:text-properties officeooo:rsid="001564b7"/>
    </style:style>
    <style:style style:name="T35" style:family="text">
      <style:text-properties officeooo:rsid="0015c451"/>
    </style:style>
    <style:style style:name="T36" style:family="text">
      <style:text-properties officeooo:rsid="001674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bstract:</text:p>
      <text:p text:style-name="P1"/>
      <text:p text:style-name="P1"><text:span text:style-name="T1"><text:tab/></text:span><text:span text:style-name="T14">Conserving, capturing and reading text hidden away in </text:span><text:span text:style-name="T15">fragile</text:span><text:span text:style-name="T14"> ancient works of literature has troubled historians for centuries. Most attempts to recover information from ancient documents have relied on physically altering the structure, </text:span><text:span text:style-name="T18">often resulting in damage to the physical object</text:span><text:span text:style-name="T14">. In the past year, Seales et al. [</text:span><text:span text:style-name="T13">need better citation here</text:span><text:span text:style-name="T14">] introduced ground breaking techniques for capturing text hidden away in ancient documents (in </text:span><text:span text:style-name="T15">their</text:span><text:span text:style-name="T14"> case, an extremely fragile scroll from En-Gedi) while conserving the physical structure. Their methods involve capturing microComputed Tomography scans, constructing a volumetric model, and digitally uncovering the text. The software pipeline consists of multiple components – one of which is the process of isolating voxel located on scroll surfaces, henceforth </text:span><text:span text:style-name="T15">referred</text:span><text:span text:style-name="T14"> to as segmentation. The aim of this paper is to apply machine learnin</text:span><text:span text:style-name="T24">g to the segmentation process. This paper draws heavy influence from the work done by [</text:span><text:span text:style-name="T28">CITE PAPER</text:span><text:span text:style-name="T24">] where the strengths of Convolutional Neural Networks (CNN), Recurrent Neural Networks </text:span><text:span text:style-name="T25">(RNN)</text:span><text:span text:style-name="T24">, and Conditional Random Fields were combined to achieve state-of-the-art results for image segmentation. </text:span></text:p>
      <text:p text:style-name="P1"/>
      <text:p text:style-name="P2"><text:span text:style-name="T22">Introduction </text:span><text:span text:style-name="T23">&amp; Related Work</text:span><text:span text:style-name="T22">:</text:span></text:p>
      <text:p text:style-name="P2"/>
      <text:p text:style-name="P3"><text:span text:style-name="T29"><text:tab/>There is a collection of ancient manuscripts around the world that remain unreadable. A large amount are too fragile to open, and the text unreadable. While there exists many types of ancient manuscripts, for this paper I am going to focus on scrolls. </text:span><text:span text:style-name="T30">In particular, I am going to focus on scrolls found in the ancient city of Herculaneum. After the eruption of Mt. Vesuvius, a library containing hundreds of scrolls from antiquity were buried under volcanic ash. </text:span></text:p>
      <text:p text:style-name="P3"/>
      <text:p text:style-name="P3"><text:span text:style-name="T29"><text:tab/></text:span><text:span text:style-name="T30">Scrolls exist in three dimensional space, meaning in order to unwrap the scroll, a volumetric model must be generated. After the model is generated, the voxels must be pruned in a way that only the voxels that contain relevant information remain. For example, at the time of creation, the scrolls were simply wraps of papyrus. Over time, however, the papyrus dries out and, in the case of the Herculaneum scrolls, filled in with volcanic ash. Segmentation is the process of isolating only those voxels located on papyrus surfaces wherein text exists. </text:span></text:p>
      <text:p text:style-name="P3"/>
      <text:p text:style-name="P4"><text:tab/><text:span text:style-name="T30">The software process developed in [CITE DR SEALES PAPER] includes a current segmentation algorithm contained within the in-house developed </text:span><text:span text:style-name="T26">Volume Cartography </text:span><text:span text:style-name="T30">application. The application displays a GUI where the user can draw points throughout a local scroll surface, where after a spline function is interpolated between points. The application then makes use of an algorithm that attempts to maintain the location of the spline function on the scroll surface through the z-dimension. The algorithm constructs eigenvectors around local sub-volumes and makes a greedy decision as to where the next </text:span><text:span text:style-name="T31">coordinate (in the z-dimension) located on the scroll surface is.</text:span><text:span text:style-name="T30"> </text:span><text:span text:style-name="T31">While the application produces results, it is unable to handle odd scenarios that arise in the volumetric scan.</text:span></text:p>
      <text:p text:style-name="P4"/>
      <text:p text:style-name="P4"><text:span text:style-name="T31"><text:tab/>The scrolls found at Herculean were written on papyrus, and papyrus raises two essential problems during the segmentation process. Papyrus is constructed by pressing together crosshatched pieces from the papyrus plant. Due to the nature of the </text:span><text:span text:style-name="T27">pressing </text:span><text:span text:style-name="T31">and the general strength of papyrus, the scrolls are easily torn [INCLUDE PICTURE AS EXAMPLE]. Torn surfaces makes the </text:span><text:span text:style-name="T32">greedy</text:span><text:span text:style-name="T31"> decision </text:span><text:span text:style-name="T32">in</text:span><text:span text:style-name="T31"> the segmentation algorithm more ambiguous, and thus results are less consistent. Furthermore, the sheets of papyrus lack rigidity and are easily folded. A fold in the </text:span><text:span text:style-name="T27">x,y</text:span><text:span text:style-name="T31"> plane causes no issue for the segmentation algorithm. It is when the papyrus folds inwards to the </text:span><text:span text:style-name="T27">z-dimension</text:span><text:span text:style-name="T31"> that causes issues. The segmentation application moves perpendicular to the </text:span><text:span text:style-name="T27">z-dimension</text:span><text:span text:style-name="T31"> and only generates single points for each </text:span><text:span text:style-name="T27">z-slice.</text:span><text:span text:style-name="T31"> When a papyrus surface folds inwards in the </text:span><text:span text:style-name="T27">z-dimension </text:span><text:span text:style-name="T31">the segmentation algorithm </text:span><text:soft-page-break/><text:span text:style-name="T31">tends to lose track of the surface and/or doesn't generate multiple spline functions within a single slice.</text:span></text:p>
      <text:p text:style-name="P4"/>
      <text:p text:style-name="P5"><text:tab/><text:span text:style-name="T3">B</text:span><text:span text:style-name="T2">y applying deep learning </text:span><text:span text:style-name="T6">to the segmentation process</text:span><text:span text:style-name="T2">, the issues raised above can be resolved. </text:span><text:span text:style-name="T3">Deep learning, and Convolutional Neural Networks (CNNs) in particular, have shown state-of-the-art performance in image classification, object recognition, and pixel-wise classification – even out performing human standards in some cases. For this paper, I apply CNN's for pixel-wise classification </text:span><text:span text:style-name="T8">on volumetric data </text:span><text:span text:style-name="T3">– otherwise known as </text:span><text:span text:style-name="T8">volumetric</text:span><text:span text:style-name="T3"> </text:span><text:span text:style-name="T8">image </text:span><text:span text:style-name="T3">segmentation. The application of deep networks towards image segmentation on volumetric data remains a relatively undiscovered field. Through the use of three-dimensional receptive fields, CNNs can offer a level of perception not viewable by human</text:span><text:span text:style-name="T6">s</text:span><text:span text:style-name="T3">. Since a three-dimensional CNN can offer new fields of view, the problem </text:span><text:span text:style-name="T6">of</text:span><text:span text:style-name="T3"> papyrus shredding and folding can be </text:span><text:span text:style-name="T6">resolved</text:span><text:span text:style-name="T3">. A level of surface cohesiveness through the </text:span><text:span text:style-name="T16">z-dimension</text:span><text:span text:style-name="T3"> can be viewed by a three-dimensional receptive field. For example, the crosshatching patterns are not viewable through a single </text:span><text:span text:style-name="T16">x,y</text:span><text:span text:style-name="T3"> view, but given a view of all three dimensions, the CNN can perceive a continuous scroll surface. </text:span></text:p>
      <text:p text:style-name="P5"/>
      <text:p text:style-name="P5"><text:tab/><text:span text:style-name="T4">There have been a collection of notable published papers that applied CNN for image segmentation – some of which used two-dimensional data and more recently, others extended the networks to handle three-dimensional data. </text:span><text:span text:style-name="T17">SegNet</text:span><text:span text:style-name="T4"> is a well known deep network for image segmentation [REFERENCE]. SegNet</text:span><text:span text:style-name="T6"> makes</text:span><text:span text:style-name="T4"> use of an encoder-decoder architecture where shallower downsampl</text:span><text:span text:style-name="T5">ing</text:span><text:span text:style-name="T4"> layers </text:span><text:span text:style-name="T6">are</text:span><text:span text:style-name="T4"> forward passed to deeper upsampling layers. [REFERENCE] claimed that through the use of the decoder stack, predictions appear less blocky. [REFERENCE – large scal video classification with CNN] developed what was referred to as </text:span><text:span text:style-name="T17">time information fusion</text:span><text:span text:style-name="T4"> into CNNs in order to take advantage of local spatio-temporal information. While the input images were still two-dimensional, the data was organized in sequential frames. </text:span><text:span text:style-name="T5">More recently [REFERENCE – Vnet] applied three-dimension CNNs for volumetric medical image segmentation. The CNN was composed of convolutional layers wherein the receptive fields consisted of three dimensions – thus capturing information in all three dimensions of volumetric scans. A similar implementation was developed by [REFERENCE – 3D CNNs for humans action recognition] where a three-dimensional CNN made classifications on human actions. Similar to [REFERENCE – largse scale video classification] the data consisted of video frames, only instead of inputting two-dimensional frames, input data was made up of a set of frames resulting in a three-dimensional </text:span><text:span text:style-name="T8">volume</text:span><text:span text:style-name="T5">. </text:span></text:p>
      <text:p text:style-name="P5"/>
      <text:p text:style-name="P5"><text:tab/><text:span text:style-name="T5">This paper attempts to apply parts of the network developed in [REFERENCE main paper] extended to a three-dimensional CNN. [REFERENCE main paper] is an extension of the work done by [REFERENCE – semantic image segmenation with deep CNNs and fCRFs] where a fully connected Conditional Random Field (CRF) </text:span><text:span text:style-name="T7">served as </text:span><text:span text:style-name="T6">a post processing step after</text:span><text:span text:style-name="T5"> a CNN for semantic image segmentation. [REFERENCE semantic image segmentation] claimed that CNNs outputs are not sufficiently localized for accurate segmentation, and that the application of CRFs can refine local information. </text:span><text:span text:style-name="T6">[REFERENCE main paper] refined this technique by constructing an end-to-end trainable network that makes use of a CNN connected to a recurrent CRF – referred to as a RNN-CRF. Since the network is constructed in an end-to-end fashion, weight optimization can be conducted in a single system. </text:span></text:p>
      <text:p text:style-name="P5"><text:span text:style-name="T4"/></text:p>
      <text:p text:style-name="P10">Data:</text:p>
      <text:p text:style-name="P10"/>
      <text:p text:style-name="P13"><text:tab/></text:p>
      <text:p text:style-name="P5"/>
      <text:p text:style-name="P6"><text:span text:style-name="T22">Model:</text:span></text:p>
      <text:p text:style-name="P6"/>
      <text:p text:style-name="P6"><text:soft-page-break/><text:span text:style-name="T29"><text:tab/></text:span><text:span text:style-name="T22">CNN:</text:span></text:p>
      <text:p text:style-name="P6"/>
      <text:p text:style-name="P7"><text:span text:style-name="T22"><text:tab/></text:span><text:span text:style-name="T29">The CNN developed in this paper was developed entirely in house. A full diagram of the CNN can be seen in FIGURE X. </text:span></text:p>
      <text:p text:style-name="P7"/>
      <text:p text:style-name="P7"><text:span text:style-name="T29"><text:tab/>To segment a volume, the output volume must be the same dimensions as the input volume. CNNs often make use of max pooling layers or downsample layers through non-unit strides. Since the dimensions must be maintained in the output volume, downsampling volume dimensions is an issue </text:span><text:span text:style-name="T33">for</text:span><text:span text:style-name="T29"> volumetric image segmentation. Not making use of downsample is also an issue in that the strength of capturing local information is not put to use. Th</text:span><text:span text:style-name="T33">is</text:span><text:span text:style-name="T29"> network makes use of downsampling in order to perceive local information, followed up upsampling in order to perceive global information. Upsampling layers are commonly incorrectly labeled as deconvolutional layers, the correct term for upsampling layers is convolutional transpose layers [REFERENCE TO OG PAPER]. Convolutional transpose layers make use of padding </text:span><text:span text:style-name="T33">the</text:span><text:span text:style-name="T29"> input volumes such that the output volume can be of a higher dimension – see FIGURE X1 as an example convolutional transpose layer. </text:span><text:span text:style-name="T33">The general structure of the CNN is composed of three convolutional layers followed by three convolutional transpose layers. Each convolutional layer makes use of a stride equal to two, thus halving the volume dimensions. Each convolutional transpose layer also makes use of a stride equal to two such that the dimensions of the final output volume are equal to the input volume. </text:span></text:p>
      <text:p text:style-name="P6"/>
      <text:p text:style-name="P6"><text:tab/><text:span text:style-name="T9">The CNN also makes use of a handful of other modern techniques. All convolutional filter weights are initialized using Xavier Initialization. </text:span><text:span text:style-name="T10">After various experiments, I found that defining receptive field sizes to roughly one fourth of the input volume dimensions produced the best results. </text:span><text:span text:style-name="T9">All layers make use of adding biases and biases are initialized to zero. All layers make use of the ReLu activation function. All layers make use of batch normalization. </text:span></text:p>
      <text:p text:style-name="P6"/>
      <text:p text:style-name="P6"><text:tab/><text:span text:style-name="T34">Conditional Random Fields:</text:span></text:p>
      <text:p text:style-name="P6"/>
      <text:p text:style-name="P6"><text:tab/></text:p>
      <text:p text:style-name="P6"/>
      <text:p text:style-name="P6"><text:tab/><text:span text:style-name="T34">Recurrent Neural Network – Conditional Random Field (RNN-CRF):</text:span></text:p>
      <text:p text:style-name="P6"/>
      <text:p text:style-name="P6"><text:span text:style-name="T1"><text:tab/></text:span><text:span text:style-name="T10">The RNN-CRF is nearly identical to the model developed by [REFERENCE main paper]. The general architecture of the RNN-CRF takes inputs three volumes: the original volume, the output volume from the CNN (not normalized), and the normalized output volume – initially from the CNN, but after the first iteration, the output of the RNN-CRF serves as the third input to the RNN-CRF. The softmax function is used as the normalization function for this network. See FIGURE X2 for a diagram of the general network architecture. <text:s/></text:span></text:p>
      <text:p text:style-name="P6"/>
      <text:p text:style-name="P6"><text:span text:style-name="T10"><text:tab/>[REFERENCE main paper] developed a clever implementation for the CRF component by making use of convolutional layers. </text:span><text:span text:style-name="T12">The volume dimensions are maintained throughout the RNN-CRF – no downsampling or upsampling occurs. </text:span><text:span text:style-name="T10">[REFERENCE main paper] labeled the CRF implementation as </text:span><text:span text:style-name="T19">a mean-field iteration as a stack of convolutional layers</text:span><text:span text:style-name="T10">. There are five steps to the CRF: message passing, re-weighting, compatibility transform, unary addition, normalization. See FIGURE X3 for a diagram of the CRF.</text:span></text:p>
      <text:p text:style-name="P6"/>
      <text:p text:style-name="P6"><text:span text:style-name="T10"><text:tab/><text:tab/></text:span><text:span text:style-name="T34">Message Passing:</text:span></text:p>
      <text:p text:style-name="P6"/>
      <text:p text:style-name="P6"><text:tab/><text:span text:style-name="T10">The message passing step of the CRF is where Guassian Kernels are applied to the input </text:span><text:soft-page-break/><text:span text:style-name="T10">volume. Gaussian Kernel filters rely on capturing two essential components </text:span><text:span text:style-name="T11">from the input volume</text:span><text:span text:style-name="T10">: voxel location and voxel intensity value. </text:span><text:span text:style-name="T11">The responsibility of the Gaussian Kernel is to penalize voxels with similar values that are far apart. [REFERENCE main paper] makes use of </text:span><text:span text:style-name="T20">edge-preserving</text:span><text:span text:style-name="T11"> Guassian filters so that the filters can have fewer parameters despite being as large as the image. [TENSORFLOW CURRENTLY DOES NOT HAVE THIS IMPLEMENTED???]... The message passing step in the CRF can be implemented by simply utilizing a single convolutional layer where the receptive field has the same dimensions as the input volume – a fully connected CRF. <text:s/>The input volume has a single input channel (consisting of the original volume and the normalized output of either the CNN or the RNN-CRF – depending on the iteration number) and </text:span><text:span text:style-name="T20">M</text:span><text:span text:style-name="T11"> output channels.</text:span></text:p>
      <text:p text:style-name="P6"/>
      <text:p text:style-name="P6"><text:span text:style-name="T11"><text:tab/><text:tab/></text:span><text:span text:style-name="T35">Re-weighting Filter Outputs:</text:span></text:p>
      <text:p text:style-name="P6"/>
      <text:p text:style-name="P6"><text:tab/><text:span text:style-name="T11">The purpose of the re-weighting filter outputs step is to take the weighted sum of the M filter outputs from the previous step. </text:span><text:span text:style-name="T12">This step can be implemented by simply utilizing a single convolutional layer where the filter size is equal to 1x1x1. For this step there are </text:span><text:span text:style-name="T21">M</text:span><text:span text:style-name="T12"> input channels from the message passing step and a single output channel. </text:span></text:p>
      <text:p text:style-name="P6"/>
      <text:p text:style-name="P6"><text:span text:style-name="T12"><text:tab/><text:tab/></text:span><text:span text:style-name="T36">Compatibility Transform:</text:span></text:p>
      <text:p text:style-name="P6"/>
      <text:p text:style-name="P9"><text:tab/><text:span text:style-name="T12">The compatibility transform step is responsible for assigning penalties to voxels that share similar properties but are assigned different labels. This is defined in the Potts model as </text:span><text:span text:style-name="T21">u(l,l') = [l != l']</text:span><text:span text:style-name="T12">, however this model is not flexible. Given a penalty, the penalty is the same constant value for all voxels. The compatibility transform provides flexibility through utilizing a convolutional layer with a receptive field size of 1x1x1. Therefore, the weights will learn to apply different levels of penalty depending upon voxel location and intensity. This step should have </text:span><text:span text:style-name="T21">l</text:span><text:span text:style-name="T12"> input channels and </text:span><text:span text:style-name="T21">l</text:span><text:span text:style-name="T12"> output channels. </text:span></text:p>
      <text:p text:style-name="P8"/>
      <text:p text:style-name="P8"><text:span text:style-name="T12"><text:s/><text:tab/><text:tab/></text:span><text:span text:style-name="T36">Unary Addition and Normalization:</text:span></text:p>
      <text:p text:style-name="P8"/>
      <text:p text:style-name="P12"><text:tab/><text:span text:style-name="T36">In the unary addition step, the output from the compatibility transform is subtracted from the non-normalized output from the CNN. </text:span></text:p>
      <text:p text:style-name="P6"/>
      <text:p text:style-name="P6"><text:span text:style-name="T22">Experiments:</text:span></text:p>
      <text:p text:style-name="P6"/>
      <text:p text:style-name="P11"><text:span text:style-name="T22"><text:tab/>The entire network and all data handling was written using Google's Tensorflow deep learning AP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1:59:13.009782529</meta:creation-date>
    <dc:date>2016-10-03T16:32:13.990179425</dc:date>
    <meta:editing-duration>P1DT3H28M47S</meta:editing-duration>
    <meta:editing-cycles>6</meta:editing-cycles>
    <meta:generator>LibreOffice/4.2.8.2$Linux_X86_64 LibreOffice_project/420m0$Build-2</meta:generator>
    <meta:document-statistic meta:table-count="0" meta:image-count="0" meta:object-count="0" meta:page-count="4" meta:paragraph-count="32" meta:word-count="1942" meta:character-count="12761" meta:non-whitespace-character-count="10784"/>
  </office:meta>
</office:document-meta>
</file>